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actica 3.3</text:p>
      <text:p text:style-name="Standard"/>
      <text:p text:style-name="Standard"/>
      <text:p text:style-name="Standard">Recerca lineal per a 1000=1ms</text:p>
      <text:p text:style-name="Standard">Recerca lineal per a 10000=2ms</text:p>
      <text:p text:style-name="Standard">Recerca lineal per a 100000=2ms</text:p>
      <text:p text:style-name="Standard">Recerca lineal per a 1000000=3ms</text:p>
      <text:p text:style-name="Standard"/>
      <text:p text:style-name="Standard"/>
      <text:p text:style-name="Standard">Recerca binaria per a 1000= 0ms</text:p>
      <text:p text:style-name="Standard">Rercerca binaria per a 10000= 1ms</text:p>
      <text:p text:style-name="Standard">Recerca binaria per a 100000=1ms</text:p>
      <text:p text:style-name="Standard">Recerca binaria per a 10000000=1ms</text:p>
      <text:p text:style-name="Standard"/>
      <text:p text:style-name="Standard">El metode de recerca binaria es mes efectiu i rapid per a cualquier busqueda.</text:p>
      <text:p text:style-name="Standard"/>
      <text:p text:style-name="Standard"/>
      <text:p text:style-name="Standard">per a 1000</text:p>
      <text:p text:style-name="Standard">El temps de execucio de insercio directa <text:s/>es de 2ms</text:p>
      <text:p text:style-name="Standard">El temps de execucio de seleccio directa <text:s/>es de 2ms</text:p>
      <text:p text:style-name="Standard">El temps de execucio de intercanvi directe es de 3ms</text:p>
      <text:p text:style-name="Standard"/>
      <text:p text:style-name="Standard">per a 10000</text:p>
      <text:p text:style-name="Standard"/>
      <text:p text:style-name="Standard">El temps de execucio de insercio directa <text:s/>es de 21ms</text:p>
      <text:p text:style-name="Standard">El temps de execucio de seleccio directa <text:s/>es de 24ms</text:p>
      <text:p text:style-name="Standard">El temps de execucio de intercanvi directe <text:s/>es de 24ms</text:p>
      <text:p text:style-name="Standard"/>
      <text:p text:style-name="Standard">per a 100.000</text:p>
      <text:p text:style-name="Standard"/>
      <text:p text:style-name="Standard">El temps de execucio de insercio directa <text:s/>es de 1619ms</text:p>
      <text:p text:style-name="Standard">El temps de execucio de seleccio directa <text:s/>es de 1656ms</text:p>
      <text:p text:style-name="Standard">El temps de execucio de intercanvi directe <text:s/>es de 1810ms</text:p>
      <text:p text:style-name="Standard"/>
      <text:p text:style-name="Standard">per a 1.000.000</text:p>
      <text:p text:style-name="Standard">El temps de execucio de insercio directa <text:s/>es de 163801ms</text:p>
      <text:p text:style-name="Standard">El temps de execucio de seleccio directa <text:s/>es de 167319 ms</text:p>
      <text:p text:style-name="Standard">El temps de execucio de intercanvi directe <text:s/>es de 218789ms</text:p>
      <text:p text:style-name="Standard"/>
      <text:p text:style-name="Standard"/>
      <text:p text:style-name="Standard">Podem observar que el metode d´insercio directa es el mes rapid i efecti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5T16:37:57.445745950</meta:creation-date>
    <dc:date>2021-11-17T12:39:33.38</dc:date>
    <meta:editing-duration>PT46M17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27" meta:word-count="204" meta:character-count="1110"/>
    <dc:creator>Adrian Moya</dc:creator>
  </office:meta>
</office:document-meta>
</file>